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ListenerWrapper.testStar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moteListenerWrapper.testStarted( String ho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moteListenerWrapper.testEn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ListenerWrapper.testEnded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ListenerWrapper.sampleStopped( Sample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moteListenerWrapper.sampleStarted( Sample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moteListenerWrapper.RemoteListener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moteListenerWrapper.RemoteListenerWrapper( RemoteSample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moteListenerWrapper.testIterationStart( LoopIter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moteListenerWrapper.sampleOccurred( Sampl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